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cm" svg:height="0.962cm" svg:x="1cm" svg:y="0.5cm">
          <draw:text-box>
            <text:p text:style-name="P1">Test presenta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rko Nasato</meta:initial-creator>
    <meta:creation-date>2008-07-12T15:23:50</meta:creation-date>
    <dc:creator>Mirko Nasato</dc:creator>
    <dc:date>2008-07-12T15:24:27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